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margin-top="0cm" fo:margin-bottom="0.199cm" loext:contextual-spacing="false" style:writing-mode="page"/>
      <style:text-properties style:use-window-font-color="true" style:font-name="Spranq eco sans1" fo:font-style="normal" fo:font-weight="bold" officeooo:rsid="0040e444" officeooo:paragraph-rsid="00428d87" style:font-style-asian="normal" style:font-weight-asian="bold" style:font-style-complex="normal" style:font-weight-complex="bold"/>
    </style:style>
    <style:style style:name="P2"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2a8532" officeooo:paragraph-rsid="002a8532" style:font-style-asian="normal" style:font-weight-asian="bold" style:font-style-complex="normal" style:font-weight-complex="bold"/>
    </style:style>
    <style:style style:name="P3"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0fbaa3" officeooo:paragraph-rsid="00428d87" style:font-style-asian="normal" style:font-weight-asian="bold" style:font-style-complex="normal" style:font-weight-complex="bold"/>
    </style:style>
    <style:style style:name="P4"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0fbaa3" officeooo:paragraph-rsid="000fbaa3" style:font-style-asian="normal" style:font-weight-asian="bold" style:font-style-complex="normal" style:font-weight-complex="bold"/>
    </style:style>
    <style:style style:name="P5"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0fbaa3" officeooo:paragraph-rsid="00391d8d" style:font-style-asian="normal" style:font-weight-asian="bold" style:font-style-complex="normal" style:font-weight-complex="bold"/>
    </style:style>
    <style:style style:name="P6"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0e1360" officeooo:paragraph-rsid="000e1360" style:font-style-asian="normal" style:font-weight-asian="bold" style:font-style-complex="normal" style:font-weight-complex="bold"/>
    </style:style>
    <style:style style:name="P7"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186065" officeooo:paragraph-rsid="00391d8d" style:font-style-asian="normal" style:font-weight-asian="bold" style:font-style-complex="normal" style:font-weight-complex="bold"/>
    </style:style>
    <style:style style:name="P8"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1bdc9c" officeooo:paragraph-rsid="00377f78" style:font-style-asian="normal" style:font-weight-asian="bold" style:font-style-complex="normal" style:font-weight-complex="bold"/>
    </style:style>
    <style:style style:name="P9"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34ab4b" officeooo:paragraph-rsid="00377f78" style:font-style-asian="normal" style:font-weight-asian="bold" style:font-style-complex="normal" style:font-weight-complex="bold"/>
    </style:style>
    <style:style style:name="P10" style:family="paragraph" style:parent-style-name="Standard" style:list-style-name="L2">
      <style:paragraph-properties fo:margin-top="0cm" fo:margin-bottom="0.199cm" loext:contextual-spacing="false" style:writing-mode="page"/>
      <style:text-properties style:use-window-font-color="true" style:font-name="Spranq eco sans1" fo:font-style="normal" fo:font-weight="bold" officeooo:rsid="00468990" officeooo:paragraph-rsid="00468990" style:font-style-asian="normal" style:font-weight-asian="bold" style:font-style-complex="normal" style:font-weight-complex="bold"/>
    </style:style>
    <style:style style:name="P11"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cdbff" officeooo:paragraph-rsid="000cdbff" style:font-style-asian="normal" style:font-style-complex="normal"/>
    </style:style>
    <style:style style:name="P12"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1360" officeooo:paragraph-rsid="000e1360" style:font-style-asian="normal" style:font-style-complex="normal"/>
    </style:style>
    <style:style style:name="P13"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1360" officeooo:paragraph-rsid="00226018" style:font-style-asian="normal" style:font-style-complex="normal"/>
    </style:style>
    <style:style style:name="P14"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1360" officeooo:paragraph-rsid="00280afd" style:font-style-asian="normal" style:font-style-complex="normal"/>
    </style:style>
    <style:style style:name="P15"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1360" officeooo:paragraph-rsid="002f6ac7" style:font-style-asian="normal" style:font-style-complex="normal"/>
    </style:style>
    <style:style style:name="P16"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1360" officeooo:paragraph-rsid="00127a73" style:font-style-asian="normal" style:font-style-complex="normal"/>
    </style:style>
    <style:style style:name="P17"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1360" officeooo:paragraph-rsid="004429ca" style:font-style-asian="normal" style:font-style-complex="normal"/>
    </style:style>
    <style:style style:name="P18"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1360" officeooo:paragraph-rsid="00270a6e" style:font-style-asian="normal" style:font-style-complex="normal"/>
    </style:style>
    <style:style style:name="P19"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10d210" style:font-style-asian="normal" style:font-style-complex="normal"/>
    </style:style>
    <style:style style:name="P20"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239182" style:font-style-asian="normal" style:font-style-complex="normal"/>
    </style:style>
    <style:style style:name="P21"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428d87" style:font-style-asian="normal" style:font-style-complex="normal"/>
    </style:style>
    <style:style style:name="P22"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42bc10" style:font-style-asian="normal" style:font-style-complex="normal"/>
    </style:style>
    <style:style style:name="P23"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1a8499" style:font-style-asian="normal" style:font-style-complex="normal"/>
    </style:style>
    <style:style style:name="P24"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3c82d8" style:font-style-asian="normal" style:font-style-complex="normal"/>
    </style:style>
    <style:style style:name="P25"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40216a" style:font-style-asian="normal" style:font-style-complex="normal"/>
    </style:style>
    <style:style style:name="P26"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3e2ca4" style:font-style-asian="normal" style:font-style-complex="normal"/>
    </style:style>
    <style:style style:name="P27"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404a89" style:font-style-asian="normal" style:font-style-complex="normal"/>
    </style:style>
    <style:style style:name="P28"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40e444" style:font-style-asian="normal" style:font-style-complex="normal"/>
    </style:style>
    <style:style style:name="P29"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474d12" style:font-style-asian="normal" style:font-style-complex="normal"/>
    </style:style>
    <style:style style:name="P30"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4890e3" style:font-style-asian="normal" style:font-style-complex="normal"/>
    </style:style>
    <style:style style:name="P31"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5059e9" style:font-style-asian="normal" style:font-style-complex="normal"/>
    </style:style>
    <style:style style:name="P32"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0d210" officeooo:paragraph-rsid="00524977" style:font-style-asian="normal" style:font-style-complex="normal"/>
    </style:style>
    <style:style style:name="P33"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86065" officeooo:paragraph-rsid="00226018" style:font-style-asian="normal" style:font-style-complex="normal"/>
    </style:style>
    <style:style style:name="P34"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86065" officeooo:paragraph-rsid="002a8532" style:font-style-asian="normal" style:font-style-complex="normal"/>
    </style:style>
    <style:style style:name="P35"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86065" officeooo:paragraph-rsid="00186065" style:font-style-asian="normal" style:font-style-complex="normal"/>
    </style:style>
    <style:style style:name="P36"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86065" officeooo:paragraph-rsid="001bdc9c" style:font-style-asian="normal" style:font-style-complex="normal"/>
    </style:style>
    <style:style style:name="P37"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86065" officeooo:paragraph-rsid="0034ab4b" style:font-style-asian="normal" style:font-style-complex="normal"/>
    </style:style>
    <style:style style:name="P38"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f1684" officeooo:paragraph-rsid="00428d87" style:font-style-asian="normal" style:font-style-complex="normal"/>
    </style:style>
    <style:style style:name="P39"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f1684" officeooo:paragraph-rsid="000f1684" style:font-style-asian="normal" style:font-style-complex="normal"/>
    </style:style>
    <style:style style:name="P40"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e9170" officeooo:paragraph-rsid="00428d87" style:font-style-asian="normal" style:font-style-complex="normal"/>
    </style:style>
    <style:style style:name="P41"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4cb15" style:font-style-asian="normal" style:font-style-complex="normal"/>
    </style:style>
    <style:style style:name="P42"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5e5a0" style:font-style-asian="normal" style:font-style-complex="normal"/>
    </style:style>
    <style:style style:name="P43"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42f5b7" style:font-style-asian="normal" style:font-style-complex="normal"/>
    </style:style>
    <style:style style:name="P44"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69863" style:font-style-asian="normal" style:font-style-complex="normal"/>
    </style:style>
    <style:style style:name="P45"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70a6e" style:font-style-asian="normal" style:font-style-complex="normal"/>
    </style:style>
    <style:style style:name="P46"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78ca2" style:font-style-asian="normal" style:font-style-complex="normal"/>
    </style:style>
    <style:style style:name="P47"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43c1cc" style:font-style-asian="normal" style:font-style-complex="normal"/>
    </style:style>
    <style:style style:name="P48"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26018" style:font-style-asian="normal" style:font-style-complex="normal"/>
    </style:style>
    <style:style style:name="P49"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80afd" style:font-style-asian="normal" style:font-style-complex="normal"/>
    </style:style>
    <style:style style:name="P50"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2f6ac7" style:font-style-asian="normal" style:font-style-complex="normal"/>
    </style:style>
    <style:style style:name="P51"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27a73" officeooo:paragraph-rsid="003053c5" style:font-style-asian="normal" style:font-style-complex="normal"/>
    </style:style>
    <style:style style:name="P52"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25e5a0" officeooo:paragraph-rsid="0025e5a0" style:font-style-asian="normal" style:font-style-complex="normal"/>
    </style:style>
    <style:style style:name="P53"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25e5a0" officeooo:paragraph-rsid="00269863" style:font-style-asian="normal" style:font-style-complex="normal"/>
    </style:style>
    <style:style style:name="P54"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25e5a0" officeooo:paragraph-rsid="002e2691" style:font-style-asian="normal" style:font-style-complex="normal"/>
    </style:style>
    <style:style style:name="P55"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25e5a0" officeooo:paragraph-rsid="002f6ac7" style:font-style-asian="normal" style:font-style-complex="normal"/>
    </style:style>
    <style:style style:name="P56"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2f5b7" officeooo:paragraph-rsid="0042f5b7" style:font-style-asian="normal" style:font-style-complex="normal"/>
    </style:style>
    <style:style style:name="P57"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3c1cc" officeooo:paragraph-rsid="0043c1cc" style:font-style-asian="normal" style:font-style-complex="normal"/>
    </style:style>
    <style:style style:name="P58"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3c1cc" officeooo:paragraph-rsid="004429ca" style:font-style-asian="normal" style:font-style-complex="normal"/>
    </style:style>
    <style:style style:name="P59"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0fbaa3" officeooo:paragraph-rsid="000fbaa3" style:font-style-asian="normal" style:font-style-complex="normal"/>
    </style:style>
    <style:style style:name="P60"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312b9e" officeooo:paragraph-rsid="0042bc10" style:font-style-asian="normal" style:font-style-complex="normal"/>
    </style:style>
    <style:style style:name="P61"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c7a54" officeooo:paragraph-rsid="001c7a54" style:font-style-asian="normal" style:font-style-complex="normal"/>
    </style:style>
    <style:style style:name="P62"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c7a54" officeooo:paragraph-rsid="00239182" style:font-style-asian="normal" style:font-style-complex="normal"/>
    </style:style>
    <style:style style:name="P63"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c7a54" officeooo:paragraph-rsid="0042bc10" style:font-style-asian="normal" style:font-style-complex="normal"/>
    </style:style>
    <style:style style:name="P64"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c7a54" officeooo:paragraph-rsid="0032f9aa" style:font-style-asian="normal" style:font-style-complex="normal"/>
    </style:style>
    <style:style style:name="P65"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c7a54" officeooo:paragraph-rsid="001dcffe" style:font-style-asian="normal" style:font-style-complex="normal"/>
    </style:style>
    <style:style style:name="P66"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c7a54" officeooo:paragraph-rsid="00474d12" style:font-style-asian="normal" style:font-style-complex="normal"/>
    </style:style>
    <style:style style:name="P67"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1c7a54" officeooo:paragraph-rsid="004890e3" style:font-style-asian="normal" style:font-style-complex="normal"/>
    </style:style>
    <style:style style:name="P68"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3b3b49" officeooo:paragraph-rsid="003b3b49" style:font-style-asian="normal" style:font-style-complex="normal"/>
    </style:style>
    <style:style style:name="P69"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74d12" officeooo:paragraph-rsid="00474d12" style:font-style-asian="normal" style:font-style-complex="normal"/>
    </style:style>
    <style:style style:name="P70"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68990" officeooo:paragraph-rsid="00468990" style:font-style-asian="normal" style:font-style-complex="normal"/>
    </style:style>
    <style:style style:name="P71"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68990" officeooo:paragraph-rsid="004952f5" style:font-style-asian="normal" style:font-style-complex="normal"/>
    </style:style>
    <style:style style:name="P72"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68990" officeooo:paragraph-rsid="004a3ff7" style:font-style-asian="normal" style:font-style-complex="normal"/>
    </style:style>
    <style:style style:name="P73"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68990" officeooo:paragraph-rsid="004d6034" style:font-style-asian="normal" style:font-style-complex="normal"/>
    </style:style>
    <style:style style:name="P74"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952f5" officeooo:paragraph-rsid="004952f5" style:font-style-asian="normal" style:font-style-complex="normal"/>
    </style:style>
    <style:style style:name="P75"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a3ff7" officeooo:paragraph-rsid="004a3ff7" style:font-style-asian="normal" style:font-style-complex="normal"/>
    </style:style>
    <style:style style:name="P76"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a3ff7" officeooo:paragraph-rsid="004c18b7" style:font-style-asian="normal" style:font-style-complex="normal"/>
    </style:style>
    <style:style style:name="P77"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c18b7" officeooo:paragraph-rsid="004c18b7" style:font-style-asian="normal" style:font-style-complex="normal"/>
    </style:style>
    <style:style style:name="P78" style:family="paragraph" style:parent-style-name="Standard" style:list-style-name="L2">
      <style:paragraph-properties fo:margin-top="0cm" fo:margin-bottom="0.199cm" loext:contextual-spacing="false" style:writing-mode="page"/>
      <style:text-properties style:use-window-font-color="true" style:font-name="Spranq eco sans1" fo:font-style="normal" officeooo:rsid="004d6034" officeooo:paragraph-rsid="004d6034" style:font-style-asian="normal" style:font-style-complex="normal"/>
    </style:style>
    <style:style style:name="P79" style:family="paragraph" style:parent-style-name="Standard" style:list-style-name="L1">
      <style:paragraph-properties fo:margin-top="0cm" fo:margin-bottom="0.199cm" loext:contextual-spacing="false" style:writing-mode="page"/>
      <style:text-properties officeooo:paragraph-rsid="00460427"/>
    </style:style>
    <style:style style:name="P80" style:family="paragraph" style:parent-style-name="Standard" style:list-style-name="L1">
      <style:paragraph-properties fo:margin-top="0cm" fo:margin-bottom="0.199cm" loext:contextual-spacing="false" style:writing-mode="page"/>
      <style:text-properties officeooo:paragraph-rsid="00428d87"/>
    </style:style>
    <style:style style:name="P81" style:family="paragraph" style:parent-style-name="Standard" style:list-style-name="L1">
      <style:paragraph-properties fo:margin-top="0cm" fo:margin-bottom="0.499cm" loext:contextual-spacing="false" style:writing-mode="page"/>
      <style:text-properties officeooo:paragraph-rsid="00428d87"/>
    </style:style>
    <style:style style:name="P82"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0e63c0" officeooo:paragraph-rsid="002a8532" style:font-style-asian="normal" style:font-style-complex="normal"/>
    </style:style>
    <style:style style:name="P83"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18092e" officeooo:paragraph-rsid="002a8532" style:font-style-asian="normal" style:font-style-complex="normal"/>
    </style:style>
    <style:style style:name="P84"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0e9170" officeooo:paragraph-rsid="00428d87" style:font-style-asian="normal" style:font-style-complex="normal"/>
    </style:style>
    <style:style style:name="P85"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0e1360" officeooo:paragraph-rsid="004429ca" style:font-style-asian="normal" style:font-style-complex="normal"/>
    </style:style>
    <style:style style:name="P86"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0f1684" officeooo:paragraph-rsid="000f1684" style:font-style-asian="normal" style:font-style-complex="normal"/>
    </style:style>
    <style:style style:name="P87"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0fbaa3" officeooo:paragraph-rsid="00312b9e" style:font-style-asian="normal" style:font-style-complex="normal"/>
    </style:style>
    <style:style style:name="P88"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10d210" officeooo:paragraph-rsid="001a8499" style:font-style-asian="normal" style:font-style-complex="normal"/>
    </style:style>
    <style:style style:name="P89"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10d210" officeooo:paragraph-rsid="0040e444" style:font-style-asian="normal" style:font-style-complex="normal"/>
    </style:style>
    <style:style style:name="P90"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1c7a54" officeooo:paragraph-rsid="00239182" style:font-style-asian="normal" style:font-style-complex="normal"/>
    </style:style>
    <style:style style:name="P91"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1c7a54" officeooo:paragraph-rsid="004890e3" style:font-style-asian="normal" style:font-style-complex="normal"/>
    </style:style>
    <style:style style:name="P92"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468990" officeooo:paragraph-rsid="004d6034" style:font-style-asian="normal" style:font-style-complex="normal"/>
    </style:style>
    <style:style style:name="P93"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468990" officeooo:paragraph-rsid="005059e9" style:font-style-asian="normal" style:font-style-complex="normal"/>
    </style:style>
    <style:style style:name="P94" style:family="paragraph" style:parent-style-name="Standard">
      <style:paragraph-properties fo:margin-top="0cm" fo:margin-bottom="0.499cm" loext:contextual-spacing="false" style:writing-mode="page"/>
      <style:text-properties style:use-window-font-color="true" style:font-name="Spranq eco sans1" fo:font-style="normal" officeooo:rsid="0040e444" officeooo:paragraph-rsid="0040e444" style:font-style-asian="normal" style:font-style-complex="normal"/>
    </style:style>
    <style:style style:name="P95"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4a3ff7" officeooo:paragraph-rsid="004a3ff7" style:font-style-asian="normal" style:font-style-complex="normal"/>
    </style:style>
    <style:style style:name="P96"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4a3ff7" officeooo:paragraph-rsid="004c18b7" style:font-style-asian="normal" style:font-style-complex="normal"/>
    </style:style>
    <style:style style:name="P97" style:family="paragraph" style:parent-style-name="Standard" style:list-style-name="L2">
      <style:paragraph-properties fo:margin-top="0cm" fo:margin-bottom="0.499cm" loext:contextual-spacing="false" style:writing-mode="page"/>
      <style:text-properties style:use-window-font-color="true" style:font-name="Spranq eco sans1" fo:font-style="normal" officeooo:rsid="005059e9" officeooo:paragraph-rsid="005059e9" style:font-style-asian="normal" style:font-style-complex="normal"/>
    </style:style>
    <style:style style:name="P98" style:family="paragraph" style:parent-style-name="Standard">
      <style:paragraph-properties fo:margin-top="0cm" fo:margin-bottom="0.499cm" loext:contextual-spacing="false" fo:text-align="center" style:justify-single-word="false" style:writing-mode="page"/>
      <style:text-properties style:use-window-font-color="true" style:font-name="Spranq eco sans1" fo:font-size="14pt" fo:font-style="normal" fo:font-weight="bold" officeooo:rsid="000cdbff" officeooo:paragraph-rsid="000cdbff" style:font-size-asian="14pt" style:font-style-asian="normal" style:font-weight-asian="bold" style:font-size-complex="14pt" style:font-style-complex="normal" style:font-weight-complex="bold"/>
    </style:style>
    <style:style style:name="T1" style:family="text">
      <style:text-properties officeooo:rsid="000e63c0"/>
    </style:style>
    <style:style style:name="T2" style:family="text">
      <style:text-properties officeooo:rsid="000e9170"/>
    </style:style>
    <style:style style:name="T3" style:family="text">
      <style:text-properties officeooo:rsid="000fbaa3"/>
    </style:style>
    <style:style style:name="T4" style:family="text">
      <style:text-properties officeooo:rsid="00127a73"/>
    </style:style>
    <style:style style:name="T5" style:family="text">
      <style:text-properties officeooo:rsid="0017a003"/>
    </style:style>
    <style:style style:name="T6" style:family="text">
      <style:text-properties officeooo:rsid="0018092e"/>
    </style:style>
    <style:style style:name="T7" style:family="text">
      <style:text-properties officeooo:rsid="00186065"/>
    </style:style>
    <style:style style:name="T8" style:family="text">
      <style:text-properties officeooo:rsid="001a8499"/>
    </style:style>
    <style:style style:name="T9" style:family="text">
      <style:text-properties officeooo:rsid="001bdc9c"/>
    </style:style>
    <style:style style:name="T10" style:family="text">
      <style:text-properties officeooo:rsid="001dcffe"/>
    </style:style>
    <style:style style:name="T11" style:family="text">
      <style:text-properties officeooo:rsid="001c7a54"/>
    </style:style>
    <style:style style:name="T12" style:family="text">
      <style:text-properties officeooo:rsid="0020ed13"/>
    </style:style>
    <style:style style:name="T13" style:family="text">
      <style:text-properties officeooo:rsid="0020f555"/>
    </style:style>
    <style:style style:name="T14" style:family="text">
      <style:text-properties officeooo:rsid="00239182"/>
    </style:style>
    <style:style style:name="T15" style:family="text">
      <style:text-properties fo:font-style="italic" officeooo:rsid="00239182" style:font-style-asian="italic" style:font-style-complex="italic"/>
    </style:style>
    <style:style style:name="T16" style:family="text">
      <style:text-properties fo:font-style="italic" fo:font-weight="normal" officeooo:rsid="00239182" style:font-style-asian="italic" style:font-weight-asian="normal" style:font-style-complex="italic" style:font-weight-complex="normal"/>
    </style:style>
    <style:style style:name="T17" style:family="text">
      <style:text-properties officeooo:rsid="00270a6e"/>
    </style:style>
    <style:style style:name="T18" style:family="text">
      <style:text-properties officeooo:rsid="002a8532"/>
    </style:style>
    <style:style style:name="T19" style:family="text">
      <style:text-properties officeooo:rsid="002e2691"/>
    </style:style>
    <style:style style:name="T20" style:family="text">
      <style:text-properties officeooo:rsid="002f6ac7"/>
    </style:style>
    <style:style style:name="T21" style:family="text">
      <style:text-properties officeooo:rsid="003053c5"/>
    </style:style>
    <style:style style:name="T22" style:family="text">
      <style:text-properties officeooo:rsid="00312b9e"/>
    </style:style>
    <style:style style:name="T23" style:family="text">
      <style:text-properties officeooo:rsid="0032f9aa"/>
    </style:style>
    <style:style style:name="T24" style:family="text">
      <style:text-properties officeooo:rsid="0034ab4b"/>
    </style:style>
    <style:style style:name="T25" style:family="text">
      <style:text-properties officeooo:rsid="00365887"/>
    </style:style>
    <style:style style:name="T26" style:family="text">
      <style:text-properties fo:font-weight="normal" style:font-weight-asian="normal" style:font-weight-complex="normal"/>
    </style:style>
    <style:style style:name="T27" style:family="text">
      <style:text-properties fo:font-weight="normal" officeooo:rsid="00365887" style:font-weight-asian="normal" style:font-weight-complex="normal"/>
    </style:style>
    <style:style style:name="T28" style:family="text">
      <style:text-properties fo:font-weight="normal" officeooo:rsid="00377f78" style:font-weight-asian="normal" style:font-weight-complex="normal"/>
    </style:style>
    <style:style style:name="T29" style:family="text">
      <style:text-properties fo:font-weight="normal" officeooo:rsid="00391d8d" style:font-weight-asian="normal" style:font-weight-complex="normal"/>
    </style:style>
    <style:style style:name="T30" style:family="text">
      <style:text-properties fo:font-weight="normal" officeooo:rsid="003ae6e0" style:font-weight-asian="normal" style:font-weight-complex="normal"/>
    </style:style>
    <style:style style:name="T31" style:family="text">
      <style:text-properties fo:font-weight="normal" officeooo:rsid="003c82d8" style:font-weight-asian="normal" style:font-weight-complex="normal"/>
    </style:style>
    <style:style style:name="T32" style:family="text">
      <style:text-properties fo:font-weight="normal" officeooo:rsid="00474d12" style:font-weight-asian="normal" style:font-weight-complex="normal"/>
    </style:style>
    <style:style style:name="T33" style:family="text">
      <style:text-properties fo:font-weight="normal" officeooo:rsid="0020ed13" style:font-weight-asian="normal" style:font-weight-complex="normal"/>
    </style:style>
    <style:style style:name="T34" style:family="text">
      <style:text-properties fo:font-weight="normal" officeooo:rsid="00239182" style:font-weight-asian="normal" style:font-weight-complex="normal"/>
    </style:style>
    <style:style style:name="T35" style:family="text">
      <style:text-properties fo:font-weight="normal" officeooo:rsid="0010d210" style:font-weight-asian="normal" style:font-weight-complex="normal"/>
    </style:style>
    <style:style style:name="T36" style:family="text">
      <style:text-properties fo:font-weight="normal" officeooo:rsid="0020f555" style:font-weight-asian="normal" style:font-weight-complex="normal"/>
    </style:style>
    <style:style style:name="T37" style:family="text">
      <style:text-properties fo:font-weight="normal" officeooo:rsid="0032f9aa" style:font-weight-asian="normal" style:font-weight-complex="normal"/>
    </style:style>
    <style:style style:name="T38" style:family="text">
      <style:text-properties fo:font-weight="normal" officeooo:rsid="004890e3" style:font-weight-asian="normal" style:font-weight-complex="normal"/>
    </style:style>
    <style:style style:name="T39" style:family="text">
      <style:text-properties fo:font-weight="normal" officeooo:rsid="001dcffe" style:font-weight-asian="normal" style:font-weight-complex="normal"/>
    </style:style>
    <style:style style:name="T40" style:family="text">
      <style:text-properties fo:font-weight="normal" officeooo:rsid="004952f5" style:font-weight-asian="normal" style:font-weight-complex="normal"/>
    </style:style>
    <style:style style:name="T41" style:family="text">
      <style:text-properties fo:font-weight="normal" officeooo:rsid="004a3ff7" style:font-weight-asian="normal" style:font-weight-complex="normal"/>
    </style:style>
    <style:style style:name="T42" style:family="text">
      <style:text-properties fo:font-weight="normal" officeooo:rsid="004c18b7" style:font-weight-asian="normal" style:font-weight-complex="normal"/>
    </style:style>
    <style:style style:name="T43" style:family="text">
      <style:text-properties fo:font-weight="normal" officeooo:rsid="004d6034" style:font-weight-asian="normal" style:font-weight-complex="normal"/>
    </style:style>
    <style:style style:name="T44" style:family="text">
      <style:text-properties fo:font-weight="normal" officeooo:rsid="004dce89" style:font-weight-asian="normal" style:font-weight-complex="normal"/>
    </style:style>
    <style:style style:name="T45" style:family="text">
      <style:text-properties fo:font-weight="normal" officeooo:rsid="005059e9" style:font-weight-asian="normal" style:font-weight-complex="normal"/>
    </style:style>
    <style:style style:name="T46" style:family="text">
      <style:text-properties fo:font-weight="normal" officeooo:rsid="003053c5" style:font-weight-asian="normal" style:font-weight-complex="normal"/>
    </style:style>
    <style:style style:name="T47" style:family="text">
      <style:text-properties fo:font-weight="normal" officeooo:rsid="00312b9e" style:font-weight-asian="normal" style:font-weight-complex="normal"/>
    </style:style>
    <style:style style:name="T48" style:family="text">
      <style:text-properties fo:font-weight="normal" officeooo:rsid="00524977" style:font-weight-asian="normal" style:font-weight-complex="normal"/>
    </style:style>
    <style:style style:name="T49" style:family="text">
      <style:text-properties officeooo:rsid="003b3b49"/>
    </style:style>
    <style:style style:name="T50" style:family="text">
      <style:text-properties officeooo:rsid="003c82d8"/>
    </style:style>
    <style:style style:name="T51" style:family="text">
      <style:text-properties style:use-window-font-color="true" style:font-name="Spranq eco sans1" fo:font-style="normal" officeooo:rsid="0040e444" style:font-style-asian="normal" style:font-style-complex="normal"/>
    </style:style>
    <style:style style:name="T52" style:family="text">
      <style:text-properties style:use-window-font-color="true" style:font-name="Spranq eco sans1" fo:font-style="normal" officeooo:rsid="00428d87" style:font-style-asian="normal" style:font-style-complex="normal"/>
    </style:style>
    <style:style style:name="T53" style:family="text">
      <style:text-properties style:use-window-font-color="true" style:font-name="Spranq eco sans1" fo:font-style="normal" officeooo:rsid="00460427" style:font-style-asian="normal" style:font-style-complex="normal"/>
    </style:style>
    <style:style style:name="T54" style:family="text">
      <style:text-properties officeooo:rsid="003e2ca4"/>
    </style:style>
    <style:style style:name="T55" style:family="text">
      <style:text-properties officeooo:rsid="0040216a"/>
    </style:style>
    <style:style style:name="T56" style:family="text">
      <style:text-properties officeooo:rsid="00404a89"/>
    </style:style>
    <style:style style:name="T57" style:family="text">
      <style:text-properties officeooo:rsid="0040e444"/>
    </style:style>
    <style:style style:name="T58" style:family="text">
      <style:text-properties officeooo:rsid="0042bc10"/>
    </style:style>
    <style:style style:name="T59" style:family="text">
      <style:text-properties officeooo:rsid="0043c1cc"/>
    </style:style>
    <style:style style:name="T60" style:family="text">
      <style:text-properties officeooo:rsid="004429ca"/>
    </style:style>
    <style:style style:name="T61" style:family="text">
      <style:text-properties fo:font-weight="bold" style:font-weight-asian="bold" style:font-weight-complex="bold"/>
    </style:style>
    <style:style style:name="T62" style:family="text">
      <style:text-properties fo:font-weight="bold" officeooo:rsid="00239182" style:font-weight-asian="bold" style:font-weight-complex="bold"/>
    </style:style>
    <style:style style:name="T63" style:family="text">
      <style:text-properties fo:font-weight="bold" officeooo:rsid="004dce89" style:font-weight-asian="bold" style:font-weight-complex="bold"/>
    </style:style>
    <style:style style:name="T64" style:family="text">
      <style:text-properties officeooo:rsid="005249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25">Comandos e Funções</text:span> em Python</text:p>
      <text:p text:style-name="P94"/>
      <text:list xml:id="list2017896630931489715" text:style-name="L1">
        <text:list-item>
          <text:p text:style-name="P1">Referências:</text:p>
          <text:list>
            <text:list-item>
              <text:p text:style-name="P79"><text:a xlink:type="simple" xlink:href="https://docs.python.org/3/library" text:style-name="Internet_20_link" text:visited-style-name="Visited_20_Internet_20_Link"><text:span text:style-name="T53">https://docs.python.org/3/library</text:span></text:a></text:p>
            </text:list-item>
            <text:list-item>
              <text:p text:style-name="P80"><text:a xlink:type="simple" xlink:href="https://www.w3schools.com/python/default.asp" text:style-name="Internet_20_link" text:visited-style-name="Visited_20_Internet_20_Link"><text:span text:style-name="T51">https://www.w3schools.com/python/default.asp</text:span></text:a></text:p>
            </text:list-item>
            <text:list-item>
              <text:p text:style-name="P81"><text:a xlink:type="simple" xlink:href="https://www.programiz.com/python-programming" text:style-name="Internet_20_link" text:visited-style-name="Visited_20_Internet_20_Link"><text:span text:style-name="T52">https://www.programiz.com/python-programming</text:span></text:a></text:p>
            </text:list-item>
          </text:list>
        </text:list-item>
      </text:list>
      <text:list xml:id="list710838848013656267" text:style-name="L2">
        <text:list-item>
          <text:p text:style-name="P2">Apoio:</text:p>
          <text:list>
            <text:list-item>
              <text:p text:style-name="P11">dir(&lt;tipo de dado / variável&gt;) → Apresenta todos os atributos/propriedades e funções/métodos disponíveis para determinado tipo de dado ou variável.</text:p>
            </text:list-item>
            <text:list-item>
              <text:p text:style-name="P11">help(&lt;tipo de dado/variavel.propriedade&gt;) → Apresenta a documentação/como utilizar os atributos/propriedades e funções/métodos disponíveis para determinado tipo de dado ou variável.</text:p>
            </text:list-item>
            <text:list-item>
              <text:p text:style-name="P82">type(&lt;variável/dado&gt;) → Apresenta o tipo da variável/dado.</text:p>
            </text:list-item>
          </text:list>
        </text:list-item>
        <text:list-item>
          <text:p text:style-name="P2">Geral:</text:p>
          <text:list>
            <text:list-item>
              <text:p text:style-name="P12">int(&lt;valor&gt;), float(&lt;valor&gt;), str(&lt;valor&gt;), bool(&lt;valor&gt;) → Cast para esses tipos.</text:p>
            </text:list-item>
            <text:list-item>
              <text:p text:style-name="P19">len(&lt;container&gt;) → Retorna o número de itens em um container.</text:p>
            </text:list-item>
            <text:list-item>
              <text:p text:style-name="P33">max<text:span text:style-name="T6">(&lt;iterável&gt;) → </text:span>Retorna o maior elemento <text:span text:style-name="T18">(para valores numéricos)</text:span>.</text:p>
            </text:list-item>
            <text:list-item>
              <text:p text:style-name="P34">min<text:span text:style-name="T6">(&lt;iterável&gt;) → </text:span>Retorna o menor elemento <text:span text:style-name="T18">(para valores numéricos)</text:span>.</text:p>
            </text:list-item>
            <text:list-item>
              <text:p text:style-name="P83">sum(&lt;iterável&gt;) → Retorna a soma dos elementos <text:span text:style-name="T18">(para valores numéricos)</text:span>.</text:p>
            </text:list-item>
          </text:list>
        </text:list-item>
        <text:list-item>
          <text:p text:style-name="P3">Range:</text:p>
          <text:list>
            <text:list-item>
              <text:p text:style-name="P38">range(&lt;final&gt;) → <text:span text:style-name="T2">Gera uma sequência de valores entre </text:span>0<text:span text:style-name="T2"> e final (excluindo).</text:span></text:p>
            </text:list-item>
            <text:list-item>
              <text:p text:style-name="P40">range(&lt;inicial&gt;, &lt;final&gt;) → Gera uma sequência de valores entre inicial (incluindo) e final (excluindo).</text:p>
            </text:list-item>
            <text:list-item>
              <text:p text:style-name="P84">range(&lt;inicial&gt;, &lt;final&gt;, <text:span text:style-name="T3">passo</text:span>) <text:span text:style-name="T3">→ </text:span>Gera uma sequência de valores entre inicial (incluindo) e final (excluindo) <text:span text:style-name="T3">incrementando conforme o valor do passo.</text:span></text:p>
            </text:list-item>
          </text:list>
        </text:list-item>
        <text:list-item>
          <text:p text:style-name="P6">String:</text:p>
          <text:list>
            <text:list-item>
              <text:p text:style-name="P41">&lt;string&gt;.capitalize() → Retorna a string com a primeira letra em maiúsculo.</text:p>
            </text:list-item>
            <text:list-item>
              <text:p text:style-name="P41">&lt;string&gt;.casefold() → Retorna a string em um formato para comparação ignorando maiúsculo e minúsculo.</text:p>
            </text:list-item>
            <text:list-item>
              <text:p text:style-name="P42">&lt;string&gt;.center(&lt;comprimento&gt;) → Retorna a string centralizada em um comprimento informado.</text:p>
            </text:list-item>
            <text:list-item>
              <text:p text:style-name="P42">&lt;string&gt;.count(&lt;substring&gt;) → Retorna a quantidade de ocorrências da substring.</text:p>
            </text:list-item>
            <text:list-item>
              <text:p text:style-name="P52"><text:span text:style-name="T4">&lt;string&gt;.</text:span>endswith<text:span text:style-name="T4">(&lt;substring&gt;) → </text:span>Retorna verdadeiro caso a string termine com a substring informada. Retorna falso caso contrário.</text:p>
            </text:list-item>
            <text:list-item>
              <text:p text:style-name="P56"><text:soft-page-break/>&lt;string&gt;.expandtabs(&lt;valor numérico&gt;) → Define o número de espaços nos tabs (\t) da string.</text:p>
            </text:list-item>
            <text:list-item>
              <text:p text:style-name="P52"><text:span text:style-name="T4">&lt;string&gt;.</text:span>find<text:span text:style-name="T4">(&lt;substring&gt;) → </text:span>Retorna o menor índice da localização de uma substring. Caso não tenha, retorna -1.</text:p>
            </text:list-item>
            <text:list-item>
              <text:p text:style-name="P43">&lt;string&gt;.format(&lt;valores&gt;) → Formata a string com valores.</text:p>
            </text:list-item>
            <text:list-item>
              <text:p text:style-name="P53"><text:span text:style-name="T4">&lt;string&gt;.index(&lt;substring&gt;) → </text:span>Retorna o menor índice da localização de uma substring. Caso não tenha, <text:span text:style-name="T58">dará erro</text:span> <text:span text:style-name="T58">(ValueError)</text:span>.</text:p>
            </text:list-item>
            <text:list-item>
              <text:p text:style-name="P44">&lt;string&gt;.isalnum() → Retorna verdadeiro caso todos os caracteres sejam alfa-numéricos. Falso caso contrário.</text:p>
            </text:list-item>
            <text:list-item>
              <text:p text:style-name="P44">&lt;string&gt;.isalpha() → Retorna verdadeiro caso todos os caracteres sejam alfa. Falso caso contrário.</text:p>
            </text:list-item>
            <text:list-item>
              <text:p text:style-name="P44">&lt;string&gt;.isascii() → Retorna verdadeiro caso todos os caracteres estejam na tabela ASCII. Falso caso contrário.</text:p>
            </text:list-item>
            <text:list-item>
              <text:p text:style-name="P44">&lt;string&gt;.isdecimal() → Retorna verdadeiro caso todos os caracteres sejam números na base 10. Falso caso contrário.</text:p>
            </text:list-item>
            <text:list-item>
              <text:p text:style-name="P44">&lt;string&gt;.isdigit() → Retorna verdadeiro caso todos os caracteres sejam dígitos. Falso caso contrário.</text:p>
            </text:list-item>
            <text:list-item>
              <text:p text:style-name="P45">&lt;string&gt;.isidentifier() → Retorna verdadeiro caso a string seja um identificador válido em Python. Falso caso contrário.</text:p>
            </text:list-item>
            <text:list-item>
              <text:p text:style-name="P45">&lt;string&gt;.islower() → Retorna verdadeiro caso a string esteja com todos os caracteres em minúsculo. Falso caso contrário.</text:p>
            </text:list-item>
            <text:list-item>
              <text:p text:style-name="P46">&lt;string&gt;.isnumeric() → Retorna verdadeiro caso todos os caracteres sejam numéricos. Falso caso contrário.</text:p>
            </text:list-item>
            <text:list-item>
              <text:p text:style-name="P57">&lt;string&gt;.isprintable() → Retorna verdadeiro caso todos os caracteres da string sejam imprimíveis. Falso caso contrário.</text:p>
            </text:list-item>
            <text:list-item>
              <text:p text:style-name="P46">&lt;string&gt;.isspace() → Retorna verdadeiro caso a string seja um espaço. Falso caso contrário.</text:p>
            </text:list-item>
            <text:list-item>
              <text:p text:style-name="P47">&lt;string&gt;.is<text:span text:style-name="T59">title</text:span>() → Retorna verdadeiro caso <text:span text:style-name="T59">todas as palavras da string tenham a primeira letra em maiúsculo e as demais em minúsculo</text:span>. Falso caso contrário.</text:p>
            </text:list-item>
            <text:list-item>
              <text:p text:style-name="P46">&lt;string&gt;.isupper() → Retorna verdadeiro caso a string esteja com todos os caracteres em maiúsculo. Falso caso contrário.</text:p>
            </text:list-item>
            <text:list-item>
              <text:p text:style-name="P48">&lt;string&gt;.join(&lt;iterável&gt;) → Retorna uma string da lista colocando o valor iterado entre as palavras.</text:p>
            </text:list-item>
            <text:list-item>
              <text:p text:style-name="P49">&lt;string&gt;.ljust(&lt;comprimento&gt;) → Retorna a string na esquerda em um comprimento informado.</text:p>
            </text:list-item>
            <text:list-item>
              <text:p text:style-name="P13">&lt;string&gt;.lower() → <text:span text:style-name="T17">Retorna a string com </text:span>todas as letras em minúsculo.</text:p>
            </text:list-item>
            <text:list-item>
              <text:p text:style-name="P49">&lt;string&gt;.lstrip() → Retorna a string sem os espaços na esquerda do primeiro caractere.</text:p>
            </text:list-item>
            <text:list-item>
              <text:p text:style-name="P57">&lt;string&gt;.partition(&lt;valor&gt;) → Retorna um tupla particionando a string em 3 partes: 1 – tex<text:span text:style-name="T60">to antes do valor, 2 – valor, 3 – texto após o valor. Caso tenha o valor repetido, a divisão é feita na primeira ocorrência. Caso não tenha o valor, dividirá em uma tupla na qual a 1ª parte terá todo o texto e na 2ª e 3ª um valor vazio.</text:span></text:p>
            </text:list-item>
            <text:list-item>
              <text:p text:style-name="P14"><text:soft-page-break/>&lt;string&gt;.<text:span text:style-name="T1">replace(&lt;antigo&gt;, &lt;novo&gt;) → Retorna uma string substituindo uma substring por outra.</text:span></text:p>
            </text:list-item>
            <text:list-item>
              <text:p text:style-name="P54"><text:span text:style-name="T4">&lt;string&gt;.r</text:span>find<text:span text:style-name="T4">(&lt;substring&gt;) → </text:span>Retorna o <text:span text:style-name="T19">maior</text:span> índice da localização de uma substring. Caso não tenha, retorna -1.</text:p>
            </text:list-item>
            <text:list-item>
              <text:p text:style-name="P54"><text:span text:style-name="T4">&lt;string&gt;.rindex(&lt;substring&gt;) → </text:span>Retorna o <text:span text:style-name="T20">maior</text:span> índice da localização de uma substring. Caso não tenha, <text:span text:style-name="T58">dará erro</text:span> <text:span text:style-name="T58">(ValueError)</text:span>.</text:p>
            </text:list-item>
            <text:list-item>
              <text:p text:style-name="P49">&lt;string&gt;.rjust(&lt;comprimento&gt;) → Retorna a string na direita em um comprimento informado.</text:p>
            </text:list-item>
            <text:list-item>
              <text:p text:style-name="P58">&lt;string&gt;.<text:span text:style-name="T60">r</text:span>partition(&lt;valor&gt;) → Retorna um tupla particionando a string em 3 partes: 1 – tex<text:span text:style-name="T60">to antes do valor, 2 – valor, 3 – texto após o valor. Caso tenha o valor repetido, a divisão é feita na última ocorrência. Caso não tenha o valor, dividirá em uma tupla na qual a 1ª parte terá todo o texto e na 2ª e 3ª um valor vazio.</text:span></text:p>
            </text:list-item>
            <text:list-item>
              <text:p text:style-name="P15">&lt;string&gt;.<text:span text:style-name="T20">r</text:span>split<text:span text:style-name="T4">()</text:span> → <text:span text:style-name="T20">Retorna uma lista de string, separando as palavras pelo “espaço” (começando pela direita).</text:span></text:p>
            </text:list-item>
            <text:list-item>
              <text:p text:style-name="P50">&lt;string&gt;.rstrip() → Retorna a string sem os espaços na direita do último caractere.</text:p>
            </text:list-item>
            <text:list-item>
              <text:p text:style-name="P15">&lt;string&gt;.split<text:span text:style-name="T4">()</text:span> → <text:span text:style-name="T20">Retorna uma lista de string, separando as palavras pelo “espaço” (começando pela esquerda).</text:span></text:p>
            </text:list-item>
            <text:list-item>
              <text:p text:style-name="P16">&lt;string&gt;.split<text:span text:style-name="T4">(&lt;separador&gt;)</text:span> → <text:span text:style-name="T20">Retorna uma lista de string, separando as palavras conforme definido no separador.</text:span></text:p>
            </text:list-item>
            <text:list-item>
              <text:p text:style-name="P15">&lt;string&gt;.split<text:span text:style-name="T20">lines()</text:span> → <text:span text:style-name="T20">Retorna uma lista de linhas da string, separando as palavras pela “quebra da linha”.</text:span></text:p>
            </text:list-item>
            <text:list-item>
              <text:p text:style-name="P55"><text:span text:style-name="T4">&lt;string&gt;.startsw</text:span>ith<text:span text:style-name="T4">(&lt;substring&gt;) → </text:span>Retorna verdadeiro caso a string <text:span text:style-name="T20">comece</text:span> com a substring informada. Retorna falso caso contrário.</text:p>
            </text:list-item>
            <text:list-item>
              <text:p text:style-name="P50">&lt;string&gt;.strip() → Retorna a string sem os espaços.</text:p>
            </text:list-item>
            <text:list-item>
              <text:p text:style-name="P51">&lt;string&gt;.swapcase() → Retorna a string trocando os maiúsculos por minúsculos e vice-versa.</text:p>
            </text:list-item>
            <text:list-item>
              <text:p text:style-name="P17">&lt;string&gt;.<text:span text:style-name="T60">title</text:span>() → <text:span text:style-name="T17">Retorna uma string com a primeira </text:span>letra <text:span text:style-name="T60">de cada palavra </text:span>em maiúsculo <text:span text:style-name="T60">e as demais em minúsculo</text:span>.</text:p>
            </text:list-item>
            <text:list-item>
              <text:p text:style-name="P18">&lt;string&gt;.upper() → <text:span text:style-name="T17">Retorna a string com </text:span>todas as letras em maiúsculo.</text:p>
            </text:list-item>
            <text:list-item>
              <text:p text:style-name="P85">&lt;string&gt;.<text:span text:style-name="T60">zfill</text:span>(<text:span text:style-name="T60">&lt;tamanho&gt;</text:span>) → <text:span text:style-name="T17">Retorna uma string preenchendo com valores zero até o tamanho especificado.</text:span></text:p>
            </text:list-item>
          </text:list>
        </text:list-item>
        <text:list-item>
          <text:p text:style-name="P4">Enumerate:</text:p>
          <text:list>
            <text:list-item>
              <text:p text:style-name="P39">enumerate(&lt;iterável&gt;) → Um enumerate forma um par “contador” e “valor”, montando, por exemplo, uma lista indexada.</text:p>
            </text:list-item>
            <text:list-item>
              <text:p text:style-name="P86">enumerate(&lt;iterável&gt;, start=&lt;valor inicial&gt;) → Um enumerate forma um par “contador” e “valor”, iniciando o contador pelo valor inicial.</text:p>
            </text:list-item>
          </text:list>
        </text:list-item>
        <text:list-item>
          <text:p text:style-name="P5">Lista:<text:span text:style-name="T26"> </text:span><text:span text:style-name="T29">Estruturas dinâmicas que não possuem um limitador de tamanho </text:span><text:span text:style-name="T30">e podem ter tipos diferentes armazenados</text:span><text:span text:style-name="T29">. </text:span><text:span text:style-name="T30">Aceitam elementos repetidos e s</text:span><text:span text:style-name="T28">ão referenciados em Python </text:span><text:span text:style-name="T29">por colchetes</text:span><text:span text:style-name="T28"> </text:span><text:span text:style-name="T29">[].</text:span></text:p>
          <text:list>
            <text:list-item>
              <text:p text:style-name="P59">list(&lt;iterável&gt;) → <text:span text:style-name="T7">Cria</text:span> uma lista a partir de algum iterável.</text:p>
            </text:list-item>
            <text:list-item>
              <text:p text:style-name="P20"><text:soft-page-break/>&lt;lista&gt;.append(&lt;valor&gt;) → Adiciona 1 único valor n<text:span text:style-name="T21">o fim da </text:span>lista.</text:p>
            </text:list-item>
            <text:list-item>
              <text:p text:style-name="P20">&lt;lista&gt;.clear() → Remove todos os elementos da lista.</text:p>
            </text:list-item>
            <text:list-item>
              <text:p text:style-name="P20">&lt;lista&gt;.copy() → Faz uma cópia dos valores da lista <text:span text:style-name="T14">(</text:span><text:span text:style-name="T15">deep copy</text:span><text:span text:style-name="T14">)</text:span>.</text:p>
            </text:list-item>
            <text:list-item>
              <text:p text:style-name="P20">&lt;lista&gt;.count(&lt;valor&gt;) → Conta o número de ocorrências de um valor em uma lista.</text:p>
            </text:list-item>
            <text:list-item>
              <text:p text:style-name="P32">&lt;lista&gt;.extend(&lt;<text:span text:style-name="T48">iterável</text:span>&gt;) → <text:span text:style-name="T22">Retorna uma lista concatenada</text:span>. Pode utilizar o sinal +.</text:p>
            </text:list-item>
            <text:list-item>
              <text:p text:style-name="P21">&lt;lista&gt;.<text:span text:style-name="T5">index(&lt;elemento&gt;) → Retorna o índice de um elemento na lista. Caso o elemento não esteja na lista, gera um erro (ValueError). Caso tenha elemento repetido, retorna o índice somente do primeiro elemento encontrado.</text:span></text:p>
            </text:list-item>
            <text:list-item>
              <text:p text:style-name="P20">&lt;lista&gt;.<text:span text:style-name="T5">index(&lt;elemento&gt;, &lt;índice&gt;) → <text:s/>Retorna o índice de um elemento na lista a partir de um índice informado como parâmetro.</text:span></text:p>
            </text:list-item>
            <text:list-item>
              <text:p text:style-name="P20">&lt;lista&gt;.<text:span text:style-name="T5">index(&lt;elemento&gt;, &lt;índice inicial&gt;, &lt;índice final&gt;) → Retorna o índice de um elemento na lista entre os índices informados como parâmetro.</text:span></text:p>
            </text:list-item>
            <text:list-item>
              <text:p text:style-name="P20">&lt;lista&gt;.insert(&lt;índice&gt;, &lt;valor&gt;) → Insere um valor em um determinado índice. Caso o índice não exista, <text:span text:style-name="T58">insere no final</text:span>.</text:p>
            </text:list-item>
            <text:list-item>
              <text:p text:style-name="P20">&lt;lista&gt;.pop() → Remove o último elemento da lista, <text:span text:style-name="T22">retornando-o</text:span>.</text:p>
            </text:list-item>
            <text:list-item>
              <text:p text:style-name="P22">&lt;lista&gt;.pop(&lt;índice&gt;) → Remove o elemento da lista que se encontra no índice especificado. Caso não exista o índice, dará erro <text:span text:style-name="T58">(IndexError)</text:span>.</text:p>
            </text:list-item>
            <text:list-item>
              <text:p text:style-name="P60">&lt;lista&gt;.remove(&lt;valor&gt;) → Remove a primeira ocorrência de um valor na lista. Caso não exista o elemento, dará erro <text:span text:style-name="T58">(ValueError)</text:span>.</text:p>
            </text:list-item>
            <text:list-item>
              <text:p text:style-name="P20">&lt;lista&gt;.reverse() → Inverte os elementos da lista.</text:p>
            </text:list-item>
            <text:list-item>
              <text:p text:style-name="P59">&lt;lista&gt;.sort() → Ordena a lista <text:span text:style-name="T22">de forma crescente</text:span>.</text:p>
            </text:list-item>
            <text:list-item>
              <text:p text:style-name="P87">&lt;lista&gt;.sort(<text:span text:style-name="T22">reverse=True</text:span>) → Ordena a lista <text:span text:style-name="T22">de forma decrescente</text:span>.</text:p>
            </text:list-item>
          </text:list>
        </text:list-item>
        <text:list-item>
          <text:p text:style-name="P7">Tupla:<text:span text:style-name="T26"> </text:span><text:span text:style-name="T29">São imutáveis, </text:span><text:span text:style-name="T30">mas podem ter tipos repetidos</text:span><text:span text:style-name="T29">. </text:span><text:span text:style-name="T28">São referenciados em Python </text:span><text:span text:style-name="T29">por parentêses</text:span><text:span text:style-name="T28"> </text:span><text:span text:style-name="T29">().</text:span></text:p>
          <text:list>
            <text:list-item>
              <text:p text:style-name="P35">tuple(&lt;iterável&gt;) → Cria<text:span text:style-name="T3"> uma </text:span>tupla<text:span text:style-name="T3"> a partir de algum iterável.</text:span></text:p>
            </text:list-item>
            <text:list-item>
              <text:p text:style-name="P23">&lt;<text:span text:style-name="T8">tupla</text:span>&gt;.count(&lt;valor&gt;) → Conta o número de ocorrências de um valor em uma <text:span text:style-name="T8">tupla</text:span>.</text:p>
            </text:list-item>
            <text:list-item>
              <text:p text:style-name="P22">&lt;<text:span text:style-name="T8">tupla</text:span>&gt;.<text:span text:style-name="T5">index(&lt;elemento&gt;) → Retorna o índice de um elemento na tupla. Caso o elemento não esteja na tupla, gera um erro (ValueError). Caso tenha elemento repetido, retorna o índice somente do primeiro elemento encontrado.</text:span></text:p>
            </text:list-item>
            <text:list-item>
              <text:p text:style-name="P22">&lt;<text:span text:style-name="T8">tupla</text:span>&gt;.<text:span text:style-name="T5">index(&lt;elemento&gt;, &lt;índice&gt;) → <text:s/>Retorna o índice de um elemento na tupla a partir de um índice informado como parâmetro. Caso o elemento não esteja na tupla, gera um erro (ValueError).</text:span></text:p>
            </text:list-item>
            <text:list-item>
              <text:p text:style-name="P88">&lt;<text:span text:style-name="T8">tupla</text:span>&gt;.<text:span text:style-name="T5">index(&lt;elemento&gt;, &lt;índice inicial&gt;, &lt;índice final&gt;) → Retorna o índice de um elemento na tupla entre os índices informados como parâmetro.</text:span></text:p>
            </text:list-item>
          </text:list>
        </text:list-item>
        <text:list-item>
          <text:p text:style-name="P8">Dicionário:<text:span text:style-name="T26"> </text:span><text:span text:style-name="T28">São coleções do tipo “chave: valor”, sendo que não pode existir chaves duplicadas. São referenciados em Python </text:span><text:span text:style-name="T29">por</text:span><text:span text:style-name="T28"> chaves {}</text:span></text:p>
          <text:list>
            <text:list-item>
              <text:p text:style-name="P36"><text:span text:style-name="T9">dict</text:span>(&lt;iterável&gt;) → Cria<text:span text:style-name="T3"> uma </text:span>tupla<text:span text:style-name="T3"> a partir de algum iterável.</text:span></text:p>
            </text:list-item>
            <text:list-item>
              <text:p text:style-name="P20"><text:soft-page-break/>&lt;<text:span text:style-name="T11">dicionário</text:span>&gt;.clear() → Remove todos os elementos d<text:span text:style-name="T12">o dicionário</text:span>.</text:p>
            </text:list-item>
            <text:list-item>
              <text:p text:style-name="P24">&lt;<text:span text:style-name="T11">dicionário</text:span>&gt;.copy() → Faz uma cópia dos valores d<text:span text:style-name="T12">o dicionário (</text:span><text:span text:style-name="T15">deep copy</text:span><text:span text:style-name="T14">)</text:span>.</text:p>
            </text:list-item>
            <text:list-item>
              <text:p text:style-name="P20">&lt;<text:span text:style-name="T11">dicionário</text:span>&gt;.<text:span text:style-name="T13">fromkeys</text:span>(<text:span text:style-name="T13">&lt;iterável&gt;, &lt;valor&gt;</text:span>) → <text:span text:style-name="T13">Gera para cada valor do iterável uma chave e atribuirá a esta chave o valor informado (todas as chaves terão o mesmo valor).</text:span></text:p>
            </text:list-item>
            <text:list-item>
              <text:p text:style-name="P61">&lt;dicionário&gt;.get(&lt;chave&gt;) → Retorna o elemento associado a essa chave.</text:p>
            </text:list-item>
            <text:list-item>
              <text:p text:style-name="P62">&lt;dicionário&gt;.<text:span text:style-name="T14">items() → Retorna um dicionário de items (os pares chave e valor ficam em uma lista de tuplas).</text:span></text:p>
            </text:list-item>
            <text:list-item>
              <text:p text:style-name="P62">&lt;dicionário&gt;.<text:span text:style-name="T14">keys() → Retorna um dicionário de chaves (as chaves ficam em uma lista).</text:span></text:p>
            </text:list-item>
            <text:list-item>
              <text:p text:style-name="P63">&lt;dicionário&gt;.<text:span text:style-name="T10">pop(&lt;chave&gt;) → Remove a chave especificada do dicionário, retornando o valor que estava associado a essa chave. Caso a chave não exista, dará erro (KeyError).</text:span></text:p>
            </text:list-item>
            <text:list-item>
              <text:p text:style-name="P63">&lt;dicionário&gt;.<text:span text:style-name="T10">popitem() → Remove o último par chave/valor e retorna no formato de tupla. Caso o dicionário esteja vazio, dará erro (KeyError).</text:span></text:p>
            </text:list-item>
            <text:list-item>
              <text:p text:style-name="P64">&lt;dicionário&gt;.<text:span text:style-name="T23">setdefault() → Retorna o valor do item com a chave especificada. Se a chave não existir, insere a chave, com o valor especificado.</text:span></text:p>
            </text:list-item>
            <text:list-item>
              <text:p text:style-name="P65">&lt;dicionário&gt;.<text:span text:style-name="T10">update(&lt;dicionário&gt;) → Acrescenta o conjunto de chave e valor ao dicionário ou atualiza a informação caso a chave já exista.</text:span></text:p>
            </text:list-item>
            <text:list-item>
              <text:p text:style-name="P90">&lt;dicionário&gt;.<text:span text:style-name="T14">values() → Retorna um dicionário de valores (os valores ficam em uma lista).</text:span></text:p>
            </text:list-item>
          </text:list>
        </text:list-item>
        <text:list-item>
          <text:p text:style-name="P9">Conjunto:<text:span text:style-name="T26"> </text:span><text:span text:style-name="T27">Não é uma estrutura ordenada e não possui valores duplicados. </text:span><text:span text:style-name="T28">Além disso, os elementos não são acessados via índice. São referenciados em Python </text:span><text:span text:style-name="T29">por</text:span><text:span text:style-name="T28"> chaves {}</text:span></text:p>
          <text:list>
            <text:list-item>
              <text:p text:style-name="P37"><text:span text:style-name="T24">set</text:span>(&lt;iterável&gt;) → Cria<text:span text:style-name="T3"> um conjunto a partir de algum iterável.</text:span></text:p>
            </text:list-item>
            <text:list-item>
              <text:p text:style-name="P68">&lt;conjunto&gt;.add(&lt;elemento&gt;) → Adiciona o elemento ao conjunto. A duplicidade de elementos não gera erro, sendo simplesmente ignorado.</text:p>
            </text:list-item>
            <text:list-item>
              <text:p text:style-name="P24">&lt;<text:span text:style-name="T49">conjunto</text:span>&gt;.clear() → Remove todos os elementos d<text:span text:style-name="T50">o conjunto</text:span>.</text:p>
            </text:list-item>
            <text:list-item>
              <text:p text:style-name="P24"><text:span text:style-name="T49">&lt;conjunto&gt;.copy() → </text:span>Faz uma cópia dos valores d<text:span text:style-name="T50">o conjunto</text:span> <text:span text:style-name="T14">(</text:span><text:span text:style-name="T15">deep copy</text:span><text:span text:style-name="T14">)</text:span>.</text:p>
            </text:list-item>
            <text:list-item>
              <text:p text:style-name="P25">&lt;<text:span text:style-name="T49">conjunto</text:span>&gt;.<text:span text:style-name="T55">difference</text:span>(<text:span text:style-name="T50">&lt;conjunto&gt;</text:span>) → <text:span text:style-name="T50">Retorna a diferença entre os conjuntos.</text:span></text:p>
            </text:list-item>
            <text:list-item>
              <text:p text:style-name="P25">&lt;<text:span text:style-name="T49">conjunto</text:span>&gt;.<text:span text:style-name="T55">difference_update</text:span>(<text:span text:style-name="T50">&lt;conjunto&gt;</text:span>) → <text:span text:style-name="T55">Remove do conjunto os elementos pertencentes a outro conjunto.</text:span></text:p>
            </text:list-item>
            <text:list-item>
              <text:p text:style-name="P68">&lt;conjunto&gt;.discard(&lt;elemento&gt;) → Remove o elemento do conjunto. Caso não exista o elemento, não faz nada <text:span text:style-name="T50">(e nem gera erro)</text:span>.</text:p>
            </text:list-item>
            <text:list-item>
              <text:p text:style-name="P26">&lt;<text:span text:style-name="T49">conjunto</text:span>&gt;.<text:span text:style-name="T54">intersection</text:span>(<text:span text:style-name="T50">&lt;conjunto&gt;</text:span>) → <text:span text:style-name="T50">Retorna a interseção entre os conjuntos.</text:span></text:p>
            </text:list-item>
            <text:list-item>
              <text:p text:style-name="P25">&lt;<text:span text:style-name="T49">conjunto</text:span>&gt;.<text:span text:style-name="T54">intersection_update</text:span>(<text:span text:style-name="T50">&lt;conjunto&gt;</text:span>) → <text:span text:style-name="T55">Remove do conjunto os elementos não pertencentes a outro conjunto.</text:span></text:p>
            </text:list-item>
            <text:list-item>
              <text:p text:style-name="P27">&lt;<text:span text:style-name="T49">conjunto</text:span>&gt;.<text:span text:style-name="T56">isdisjoint</text:span>(<text:span text:style-name="T50">&lt;conjunto&gt;</text:span>) → <text:span text:style-name="T56">Retorna verdadeiro caso não tenha interseção entre os conjuntos. Falso caso contrário.</text:span></text:p>
            </text:list-item>
            <text:list-item>
              <text:p text:style-name="P27">&lt;<text:span text:style-name="T49">conjunto1</text:span>&gt;.<text:span text:style-name="T56">issubset</text:span>(<text:span text:style-name="T50">&lt;conjunto2&gt;</text:span>) → <text:span text:style-name="T56">Retorna verdadeiro caso todos os elementos do conjunto1 estejam no conjunto2. Falso caso contrário.</text:span></text:p>
            </text:list-item>
            <text:list-item>
              <text:p text:style-name="P28"><text:soft-page-break/>&lt;<text:span text:style-name="T49">conjunto1</text:span>&gt;.<text:span text:style-name="T56">isupperset</text:span>(<text:span text:style-name="T50">&lt;conjunto2&gt;</text:span>) → <text:span text:style-name="T56">Retorna verdadeiro caso todos os elementos do conjunto2 estejam no conjunto1. Falso caso contrário.</text:span></text:p>
            </text:list-item>
            <text:list-item>
              <text:p text:style-name="P25">&lt;<text:span text:style-name="T49">conjunto</text:span>&gt;.<text:span text:style-name="T55">pop</text:span>() <text:span text:style-name="T55">→ Remove e retorna um elemento arbitrário do conjunto. Caso o conjunto esteja vazio, dará erro (KeyError).</text:span></text:p>
            </text:list-item>
            <text:list-item>
              <text:p text:style-name="P68">&lt;conjunto&gt;.remove(&lt;elemento&gt;) → Remove o elemento do conjunto. Caso não exista o elemento, dará erro (KeyError).</text:p>
            </text:list-item>
            <text:list-item>
              <text:p text:style-name="P28">&lt;<text:span text:style-name="T49">conjunto</text:span>&gt;.<text:span text:style-name="T57">symmetric_difference</text:span>(<text:span text:style-name="T50">&lt;conjunto&gt;</text:span>) → <text:span text:style-name="T50">Retorna um conjunto que contem todos os items dos dois conjuntos, com exceção dos elementos em comum.</text:span></text:p>
            </text:list-item>
            <text:list-item>
              <text:p text:style-name="P28">&lt;<text:span text:style-name="T49">conjunto</text:span>&gt;.<text:span text:style-name="T57">symmetric_difference_update</text:span>(<text:span text:style-name="T50">&lt;conjunto&gt;</text:span>) → <text:span text:style-name="T57">Remove os itens que estão presentes nos dois conjuntos, e insere os itens que não estão presentes em ambos conjuntos.</text:span></text:p>
            </text:list-item>
            <text:list-item>
              <text:p text:style-name="P24">&lt;<text:span text:style-name="T49">conjunto</text:span>&gt;.<text:span text:style-name="T50">union</text:span>(<text:span text:style-name="T50">&lt;conjunto&gt;</text:span>) → <text:span text:style-name="T50">Retorna a união entre os conjuntos.</text:span></text:p>
            </text:list-item>
            <text:list-item>
              <text:p text:style-name="P89">&lt;<text:span text:style-name="T49">conjunto</text:span>&gt;.<text:span text:style-name="T57">update</text:span>(<text:span text:style-name="T50">&lt;conjunto&gt;</text:span>) → <text:span text:style-name="T57">Atualiza o conjunto com a união entre os conjuntos.</text:span></text:p>
            </text:list-item>
          </text:list>
        </text:list-item>
        <text:list-item>
          <text:p text:style-name="P10">Counter:<text:span text:style-name="T26"> É parecido com um dicionário, contendo como chave o elemento do iterável passado como parâmetro e como valor a quantidade de ocorrências desse elemento.</text:span></text:p>
          <text:list>
            <text:list-item>
              <text:p text:style-name="P70">Obs.: É necessário importar → from collections import Counter</text:p>
            </text:list-item>
            <text:list-item>
              <text:p text:style-name="P70">Counter(<text:span text:style-name="T7">&lt;iterável&gt;</text:span>) → <text:s/><text:span text:style-name="T26">Recebe um interável como parâmetro e retorna um objeto do tipo Collections Counter.</text:span></text:p>
            </text:list-item>
            <text:list-item>
              <text:p text:style-name="P29"><text:span text:style-name="T26">&lt;</text:span><text:span text:style-name="T32">collections.Counter</text:span><text:span text:style-name="T26">&gt;.clear() → Remove todos os elementos d</text:span><text:span text:style-name="T31">o </text:span><text:span text:style-name="T32">collections.Counter</text:span><text:span text:style-name="T26">.</text:span></text:p>
            </text:list-item>
            <text:list-item>
              <text:p text:style-name="P29"><text:span text:style-name="T26">&lt;</text:span><text:span text:style-name="T32">collections.Counter</text:span><text:span text:style-name="T26">&gt;.copy() → Faz uma cópia dos valores d</text:span><text:span text:style-name="T33">o </text:span><text:span text:style-name="T32">collections.Counter</text:span><text:span text:style-name="T33"> (</text:span><text:span text:style-name="T16">deep copy</text:span><text:span text:style-name="T34">)</text:span><text:span text:style-name="T26">.</text:span></text:p>
            </text:list-item>
            <text:list-item>
              <text:p text:style-name="P69"><text:span text:style-name="T26">&lt;collections.Counter&gt;.elements() → Retorne um iterador sobre os elementos que se repetem tantas vezes quanto sua contagem. Os elementos são retornados na ordem encontrada pela primeira vez. Se a contagem de um elemento for zero, será ignorado.</text:span></text:p>
            </text:list-item>
            <text:list-item>
              <text:p text:style-name="P30"><text:span text:style-name="T26">&lt;</text:span><text:span text:style-name="T32">collections.Counter</text:span><text:span text:style-name="T26">&gt;.</text:span><text:span text:style-name="T36">fromkeys</text:span><text:span text:style-name="T26">(</text:span><text:span text:style-name="T36">&lt;iterável&gt;, &lt;valor&gt;</text:span><text:span text:style-name="T26">) → </text:span><text:span text:style-name="T38">Crie um novo dicionário com chaves de iterável e valores definidos como valor.</text:span></text:p>
            </text:list-item>
            <text:list-item>
              <text:p text:style-name="P66"><text:span text:style-name="T36">&lt;</text:span><text:span text:style-name="T32">collections.Counter</text:span><text:span text:style-name="T36">&gt;.get(&lt;chave&gt;) → Retorna o elemento associado a essa chave.</text:span></text:p>
            </text:list-item>
            <text:list-item>
              <text:p text:style-name="P66">&lt;<text:span text:style-name="T32">collections.Counter</text:span>&gt;.<text:span text:style-name="T14">items() → Retorna um dicionário de items (os pares chave e valor ficam em uma lista de tuplas).</text:span></text:p>
            </text:list-item>
            <text:list-item>
              <text:p text:style-name="P66"><text:span text:style-name="T36">&lt;</text:span><text:span text:style-name="T32">collections.Counter</text:span><text:span text:style-name="T36">&gt;.</text:span><text:span text:style-name="T34">keys() → Retorna um dicionário de chaves (as chaves ficam em uma lista).</text:span></text:p>
            </text:list-item>
            <text:list-item>
              <text:p text:style-name="P66"><text:span text:style-name="T36">&lt;</text:span><text:span text:style-name="T32">collections.Counter</text:span><text:span text:style-name="T36">&gt;.</text:span><text:span text:style-name="T32">most_common(&lt;n&gt;) → Retorna uma lista dos n elementos mais comuns e suas contagens do mais comum ao menos.</text:span></text:p>
            </text:list-item>
            <text:list-item>
              <text:p text:style-name="P66">&lt;<text:span text:style-name="T32">collections.Counter</text:span>&gt;.<text:span text:style-name="T10">pop(&lt;chave&gt;) → Remove a chave especificada do c</text:span><text:span text:style-name="T32">ollections Counter</text:span><text:span text:style-name="T10">, retornando o valor que estava associado a essa chave. Caso a chave não exista, dará erro (KeyError).</text:span></text:p>
            </text:list-item>
            <text:list-item>
              <text:p text:style-name="P66"><text:soft-page-break/>&lt;<text:span text:style-name="T32">collections.Counter</text:span>&gt;.<text:span text:style-name="T10">popitem() → Remove o último par chave/valor e retorna no formato de tupla. Caso o c</text:span><text:span text:style-name="T32">ollections Counter</text:span><text:span text:style-name="T10"> esteja vazio, dará erro (KeyError).</text:span></text:p>
            </text:list-item>
            <text:list-item>
              <text:p text:style-name="P66"><text:span text:style-name="T32">&lt;collections.Counter&gt;.</text:span><text:span text:style-name="T37">setdefault() → Retorna o valor do item com a chave especificada. Se a chave não existir, insere a chave, com o valor especificado.</text:span></text:p>
            </text:list-item>
            <text:list-item>
              <text:p text:style-name="P67"><text:span text:style-name="T32">&lt;collections.Counter&gt;.</text:span><text:span text:style-name="T38">subtract(&lt;iterável&gt;) → Subtrai d</text:span><text:span text:style-name="T39">o conjunto de chave e valor </text:span><text:span text:style-name="T38">da mesma chave no iterável passado como parâmetro</text:span><text:span text:style-name="T39">.</text:span></text:p>
            </text:list-item>
            <text:list-item>
              <text:p text:style-name="P67">&lt;<text:span text:style-name="T32">collections.Counter</text:span>&gt;.<text:span text:style-name="T10">update(&lt;iterável&gt;) → Acrescenta o conjunto de chave e valor ao </text:span><text:span text:style-name="T32">collections Counter</text:span><text:span text:style-name="T10"> ou atualiza a informação caso a chave já exista.</text:span></text:p>
            </text:list-item>
            <text:list-item>
              <text:p text:style-name="P91"><text:span text:style-name="T39">&lt;</text:span><text:span text:style-name="T32">collections.Counter</text:span><text:span text:style-name="T39">&gt;.</text:span><text:span text:style-name="T34">values() → Retorna um </text:span><text:span text:style-name="T32">collections Counter</text:span><text:span text:style-name="T34"> de valores (os valores ficam em uma lista).</text:span></text:p>
            </text:list-item>
          </text:list>
        </text:list-item>
        <text:list-item>
          <text:p text:style-name="P74"><text:span text:style-name="T62">D</text:span><text:span text:style-name="T61">efault Dict:</text:span><text:span text:style-name="T26"> É informado um valor padrão ao criar um dicionário com essa biblioteca. Este valor será utilizado sempre que não houver um valor definido. Caso tentemos acessar uma chave que não existe, essa chave será criada e o valor default será atribuído.</text:span></text:p>
          <text:list>
            <text:list-item>
              <text:p text:style-name="P71"><text:span text:style-name="T26">Obs.: É necessário importar → from collections import </text:span><text:span text:style-name="T40">defaultdict</text:span></text:p>
            </text:list-item>
            <text:list-item>
              <text:p text:style-name="P75">defaultdict(&lt;dicionário&gt;) → Cria um dicionário Default Dict.</text:p>
            </text:list-item>
            <text:list-item>
              <text:p text:style-name="P95"><text:span text:style-name="T40">A</text:span><text:span text:style-name="T26">s operações são as mesmas de um dicionário.</text:span></text:p>
            </text:list-item>
          </text:list>
        </text:list-item>
        <text:list-item>
          <text:p text:style-name="P76"><text:span text:style-name="T61">Ordered Dict:</text:span><text:span text:style-name="T26"> </text:span><text:span text:style-name="T42">É um dicionário que nos garante a ordem de inserção dos elementos.</text:span></text:p>
          <text:list>
            <text:list-item>
              <text:p text:style-name="P72"><text:span text:style-name="T41">Obs</text:span><text:span text:style-name="T26">: É necessário importar → from collections import </text:span><text:span text:style-name="T41">OrderedD</text:span><text:span text:style-name="T40">ict</text:span></text:p>
            </text:list-item>
            <text:list-item>
              <text:p text:style-name="P77"><text:span text:style-name="T40">OrderedDict</text:span><text:span text:style-name="T26">(&lt;dicionário&gt;) → Cria um Ordered Dict.</text:span></text:p>
            </text:list-item>
            <text:list-item>
              <text:p text:style-name="P96"><text:span text:style-name="T40">A</text:span><text:span text:style-name="T26">s operações são as mesmas de um dicionário.</text:span></text:p>
            </text:list-item>
          </text:list>
        </text:list-item>
        <text:list-item>
          <text:p text:style-name="P78"><text:span text:style-name="T61">Named Tuple:</text:span><text:span text:style-name="T26"> São tuplas diferenciadas onde especificamos um nome para a mesma e também parâmetros.</text:span></text:p>
          <text:list>
            <text:list-item>
              <text:p text:style-name="P73"><text:span text:style-name="T26">Obs.: É necessário importar → </text:span><text:span text:style-name="T43">from collections import namedtuple</text:span></text:p>
            </text:list-item>
            <text:list-item>
              <text:p text:style-name="P92"><text:span text:style-name="T44">namedtuple(&lt;nome&gt;, &lt;parâmetros&gt;) → Cria um Named Tuple.</text:span></text:p>
            </text:list-item>
          </text:list>
        </text:list-item>
        <text:list-item>
          <text:p text:style-name="P97"><text:span text:style-name="T63">D</text:span><text:span text:style-name="T61">eque:</text:span><text:span text:style-name="T26"> É uma fila com duplo início e fim.</text:span></text:p>
          <text:list>
            <text:list-item>
              <text:p text:style-name="P93"><text:span text:style-name="T41">Obs</text:span><text:span text:style-name="T26">: É necessário importar → </text:span><text:span text:style-name="T45">from collections import deque</text:span></text:p>
            </text:list-item>
            <text:list-item>
              <text:p text:style-name="P97"><text:span text:style-name="T26">deque(&lt;iterável&gt;) → Cria um deque.</text:span></text:p>
            </text:list-item>
            <text:list-item>
              <text:p text:style-name="P31"><text:span text:style-name="T26">&lt;</text:span><text:span text:style-name="T45">deque</text:span><text:span text:style-name="T26">&gt;.append(&lt;valor&gt;) → Adiciona 1 único valor n</text:span><text:span text:style-name="T46">o fim d</text:span><text:span text:style-name="T45">o deque</text:span><text:span text:style-name="T26">.</text:span></text:p>
            </text:list-item>
            <text:list-item>
              <text:p text:style-name="P97"><text:span text:style-name="T26">&lt;deque&gt;.appendleft(&lt;valor&gt;)</text:span><text:span text:style-name="T35"> → Adiciona 1 único valor n</text:span><text:span text:style-name="T46">o </text:span><text:span text:style-name="T26">início</text:span><text:span text:style-name="T46"> d</text:span><text:span text:style-name="T26">o deque</text:span><text:span text:style-name="T35">.</text:span></text:p>
            </text:list-item>
            <text:list-item>
              <text:p text:style-name="P31">&lt;<text:span text:style-name="T45">deque</text:span>&gt;.clear() → Remove todos os elementos d<text:span text:style-name="T64">o deque</text:span>.</text:p>
            </text:list-item>
            <text:list-item>
              <text:p text:style-name="P31">&lt;<text:span text:style-name="T45">deque</text:span>&gt;.copy() → Faz uma cópia dos valores d<text:span text:style-name="T64">o deque</text:span> <text:span text:style-name="T14">(</text:span><text:span text:style-name="T15">deep copy</text:span><text:span text:style-name="T14">)</text:span>.</text:p>
            </text:list-item>
            <text:list-item>
              <text:p text:style-name="P31">&lt;<text:span text:style-name="T45">deque</text:span>&gt;.count(&lt;valor&gt;) → Conta o número de ocorrências de um valor em um <text:span text:style-name="T64">deque</text:span>.</text:p>
            </text:list-item>
            <text:list-item>
              <text:p text:style-name="P31"><text:span text:style-name="T26">&lt;</text:span><text:span text:style-name="T45">deque</text:span><text:span text:style-name="T26">&gt;.extend(&lt;</text:span><text:span text:style-name="T48">iterável</text:span><text:span text:style-name="T26">&gt;) → </text:span><text:span text:style-name="T47">Retorna um </text:span><text:span text:style-name="T48">deque</text:span><text:span text:style-name="T47"> concatenad</text:span><text:span text:style-name="T48">o</text:span><text:span text:style-name="T26">.</text:span></text:p>
            </text:list-item>
            <text:list-item>
              <text:p text:style-name="P32"><text:soft-page-break/><text:span text:style-name="T26">&lt;</text:span><text:span text:style-name="T45">deque</text:span><text:span text:style-name="T26">&gt;.extend</text:span><text:span text:style-name="T45">left</text:span><text:span text:style-name="T26">(&lt;</text:span><text:span text:style-name="T48">iterável</text:span><text:span text:style-name="T26">&gt;) →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irajara Maltez Jr</meta:initial-creator>
    <meta:creation-date>2019-10-30T12:13:37.608000000</meta:creation-date>
    <dc:date>2019-11-04T17:03:29.481000000</dc:date>
    <dc:creator>Ubirajara Maltez Jr</dc:creator>
    <meta:editing-duration>PT3H35M27S</meta:editing-duration>
    <meta:editing-cycles>22</meta:editing-cycles>
    <meta:generator>LibreOffice/5.2.6.2$Windows_x86 LibreOffice_project/a3100ed2409ebf1c212f5048fbe377c281438fdc</meta:generator>
    <meta:document-statistic meta:table-count="0" meta:image-count="0" meta:object-count="0" meta:page-count="8" meta:paragraph-count="158" meta:word-count="2402" meta:character-count="16040" meta:non-whitespace-character-count="13943"/>
  </office:meta>
</office:document-meta>
</file>